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2:.B2])" office:value-type="float" office:value="0.349289513399995" calcext:value-type="float">
            <text:p>0,35</text:p>
          </table:table-cell>
          <table:table-cell office:value-type="float" office:value="8499" calcext:value-type="float">
            <text:p>8499</text:p>
          </table:table-cell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93.4841520786" calcext:value-type="float">
            <text:p>93,4841520786</text:p>
          </table:table-cell>
          <table:table-cell office:value-type="float" office:value="14.0870859623" calcext:value-type="float">
            <text:p>14,08708596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3:.B3])" office:value-type="float" office:value="0.373104707500005" calcext:value-type="float">
            <text:p>0,37</text:p>
          </table:table-cell>
          <table:table-cell office:value-type="float" office:value="8263" calcext:value-type="float">
            <text:p>8263</text:p>
          </table:table-cell>
          <table:table-cell table:style-name="ce4" table:formula="of:=[.E19]+[.H19]" office:value-type="float" office:value="12550" calcext:value-type="float">
            <text:p>12550</text:p>
          </table:table-cell>
          <table:table-cell table:formula="of:=12597-[.E3]" office:value-type="float" office:value="47" calcext:value-type="float">
            <text:p>47</text:p>
          </table:table-cell>
          <table:table-cell office:value-type="float" office:value="257.186043024" calcext:value-type="float">
            <text:p>257,186043024</text:p>
          </table:table-cell>
          <table:table-cell office:value-type="float" office:value="13.6978478432" calcext:value-type="float">
            <text:p>13,69784784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174168453" calcext:value-type="float">
            <text:p>99,82</text:p>
          </table:table-cell>
          <table:table-cell table:style-name="ce3" table:formula="of:=100 - SUM([.A4:.B4])" office:value-type="float" office:value="0.182583154699998" calcext:value-type="float">
            <text:p>0,18</text:p>
          </table:table-cell>
          <table:table-cell office:value-type="float" office:value="8309" calcext:value-type="float">
            <text:p>8309</text:p>
          </table:table-cell>
          <table:table-cell table:style-name="ce4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191.256701946" calcext:value-type="float">
            <text:p>191,256701946</text:p>
          </table:table-cell>
          <table:table-cell office:value-type="float" office:value="13.7587618828" calcext:value-type="float">
            <text:p>13,758761882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5:.B5])" office:value-type="float" office:value="0.293720727199997" calcext:value-type="float">
            <text:p>0,29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105.708814859" calcext:value-type="float">
            <text:p>105,708814859</text:p>
          </table:table-cell>
          <table:table-cell office:value-type="float" office:value="13.8120689392" calcext:value-type="float">
            <text:p>13,812068939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6:.B6])" office:value-type="float" office:value="0.349289513399995" calcext:value-type="float">
            <text:p>0,35</text:p>
          </table:table-cell>
          <table:table-cell office:value-type="float" office:value="8374" calcext:value-type="float">
            <text:p>8374</text:p>
          </table:table-cell>
          <table:table-cell table:style-name="ce4" table:formula="of:=[.E22]+[.H22]" office:value-type="float" office:value="12553" calcext:value-type="float">
            <text:p>12553</text:p>
          </table:table-cell>
          <table:table-cell table:formula="of:=12597-[.E6]" office:value-type="float" office:value="44" calcext:value-type="float">
            <text:p>44</text:p>
          </table:table-cell>
          <table:table-cell office:value-type="float" office:value="92.6568720341" calcext:value-type="float">
            <text:p>92,6568720341</text:p>
          </table:table-cell>
          <table:table-cell office:value-type="float" office:value="13.8607013226" calcext:value-type="float">
            <text:p>13,860701322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7:.B7])" office:value-type="float" office:value="0.293720727199997" calcext:value-type="float">
            <text:p>0,29</text:p>
          </table:table-cell>
          <table:table-cell office:value-type="float" office:value="7817" calcext:value-type="float">
            <text:p>7817</text:p>
          </table:table-cell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197.668230057" calcext:value-type="float">
            <text:p>197,668230057</text:p>
          </table:table-cell>
          <table:table-cell office:value-type="float" office:value="12.9901149273" calcext:value-type="float">
            <text:p>12,99011492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8:.B8])" office:value-type="float" office:value="0.3413511153" calcext:value-type="float">
            <text:p>0,34</text:p>
          </table:table-cell>
          <table:table-cell office:value-type="float" office:value="8255" calcext:value-type="float">
            <text:p>8255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222.556643009" calcext:value-type="float">
            <text:p>222,556643009</text:p>
          </table:table-cell>
          <table:table-cell office:value-type="float" office:value="13.7064890862" calcext:value-type="float">
            <text:p>13,70648908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 office:value-type="float" office:value="8324" calcext:value-type="float">
            <text:p>8324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189.320319891" calcext:value-type="float">
            <text:p>189,320319891</text:p>
          </table:table-cell>
          <table:table-cell office:value-type="float" office:value="13.8044221401" calcext:value-type="float">
            <text:p>13,804422140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777424988" calcext:value-type="float">
            <text:p>99,78</text:p>
          </table:table-cell>
          <table:table-cell table:style-name="ce3" table:formula="of:=100 - SUM([.A10:.B10])" office:value-type="float" office:value="0.222257501200005" calcext:value-type="float">
            <text:p>0,22</text:p>
          </table:table-cell>
          <table:table-cell office:value-type="float" office:value="7880" calcext:value-type="float">
            <text:p>7880</text:p>
          </table:table-cell>
          <table:table-cell table:style-name="ce4" table:formula="of:=[.E26]+[.H26]" office:value-type="float" office:value="12569" calcext:value-type="float">
            <text:p>12569</text:p>
          </table:table-cell>
          <table:table-cell table:formula="of:=12597-[.E10]" office:value-type="float" office:value="28" calcext:value-type="float">
            <text:p>28</text:p>
          </table:table-cell>
          <table:table-cell office:value-type="float" office:value="182.889071941" calcext:value-type="float">
            <text:p>182,889071941</text:p>
          </table:table-cell>
          <table:table-cell office:value-type="float" office:value="13.0889220238" calcext:value-type="float">
            <text:p>13,088922023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1:.B11])" office:value-type="float" office:value="0.285759644400002" calcext:value-type="float">
            <text:p>0,29</text:p>
          </table:table-cell>
          <table:table-cell office:value-type="float" office:value="8243" calcext:value-type="float">
            <text:p>8243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87.8767969608" calcext:value-type="float">
            <text:p>87,8767969608</text:p>
          </table:table-cell>
          <table:table-cell office:value-type="float" office:value="13.9337179661" calcext:value-type="float">
            <text:p>13,933717966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3504476" calcext:value-type="float">
            <text:p>99,6999350448</text:p>
          </table:table-cell>
          <table:table-cell table:formula="of:=AVERAGE([.C2:.C11])" office:value-type="float" office:value="0.300064955239999" calcext:value-type="float">
            <text:p>0,3000649552</text:p>
          </table:table-cell>
          <table:table-cell table:formula="of:=SUM([.D2:.D11])/10" office:value-type="float" office:value="8228.7" calcext:value-type="float">
            <text:p>8228,7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162.06036458005" calcext:value-type="float">
            <text:p>162,0603645801</text:p>
          </table:table-cell>
          <table:table-cell table:formula="of:=SUM([.H2:.H11])/10" office:value-type="float" office:value="13.67401320936" calcext:value-type="float">
            <text:p>13,67401320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3226958799714" calcext:value-type="float">
            <text:p>0,653226958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1" calcext:value-type="float">
            <text:p>5845,1</text:p>
          </table:table-cell>
          <table:table-cell table:formula="of:=AVERAGE([.G18:.G27])" office:value-type="float" office:value="17.6" calcext:value-type="float">
            <text:p>17,6</text:p>
          </table:table-cell>
          <table:table-cell/>
          <table:table-cell office:value-type="float" office:value="5754" calcext:value-type="float">
            <text:p>575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18:.G18])" office:value-type="float" office:value="6799" calcext:value-type="float">
            <text:p>67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37" calcext:value-type="float">
            <text:p>583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13" calcext:value-type="float">
            <text:p>671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12597-SUM([.E20:.G20])" office:value-type="float" office:value="6675" calcext:value-type="float">
            <text:p>66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1" calcext:value-type="float">
            <text:p>5845,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692" calcext:value-type="float">
            <text:p>669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2:.G22])" office:value-type="float" office:value="6868" calcext:value-type="float">
            <text:p>68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6" calcext:value-type="float">
            <text:p>17,6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645" calcext:value-type="float">
            <text:p>66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12597-SUM([.E24:.G24])" office:value-type="float" office:value="6657" calcext:value-type="float">
            <text:p>66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94" calcext:value-type="float">
            <text:p>669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728" calcext:value-type="float">
            <text:p>67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5.1" calcext:value-type="float">
            <text:p>5845,1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7.6" calcext:value-type="float">
            <text:p>17,6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979702185" calcext:value-type="float">
            <text:p>0,9969979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21:05.081684674</meta:creation-date>
    <dc:date>2018-01-19T13:26:39.600578742</dc:date>
    <meta:editing-duration>PT5M35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